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A0000032028E5671284CE85E9.png" manifest:media-type="image/png"/>
  <manifest:file-entry manifest:full-path="Pictures/100002010000017C00000226D0F2F49DD017A9B3.png" manifest:media-type="image/png"/>
  <manifest:file-entry manifest:full-path="Pictures/100002010000019000000131F48A72D809630CBF.png" manifest:media-type="image/png"/>
  <manifest:file-entry manifest:full-path="Pictures/100002010000044C00000339C0A362BC326C58B4.png" manifest:media-type="image/png"/>
  <manifest:file-entry manifest:full-path="Pictures/100002010000012E0000014732DABADF16730425.png" manifest:media-type="image/png"/>
  <manifest:file-entry manifest:full-path="Pictures/100002010000027A000001B4B11BE29526D339A2.png" manifest:media-type="image/png"/>
  <manifest:file-entry manifest:full-path="Pictures/10000201000000EC0000014D72F19560D89A4E75.png" manifest:media-type="image/png"/>
  <manifest:file-entry manifest:full-path="Pictures/10000201000001C2000001AC571E36BA9F4EB423.png" manifest:media-type="image/png"/>
  <manifest:file-entry manifest:full-path="Pictures/10000201000002800000017F57068CF0EB7EC1A9.png" manifest:media-type="image/png"/>
  <manifest:file-entry manifest:full-path="Pictures/1000020100000190000000AFAD2FB285392EB2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13cm" table:align="left"/>
    </style:style>
    <style:style style:name="Table1.A" style:family="table-column">
      <style:table-column-properties style:column-width="5.346cm"/>
    </style:style>
    <style:style style:name="Table1.B" style:family="table-column">
      <style:table-column-properties style:column-width="5.293cm"/>
    </style:style>
    <style:style style:name="Table1.C" style:family="table-column">
      <style:table-column-properties style:column-width="5.373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paragraph-properties fo:margin-top="0cm" fo:margin-bottom="0.353cm" loext:contextual-spacing="false" fo:line-height="138%" style:writing-mode="lr-tb"/>
    </style:style>
    <style:style style:name="T1" style:family="text">
      <style:text-properties officeooo:rsid="001d2f19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20e8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.686cm, 0cm, 0.48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4">Dick</text:span> sheet<text:bookmark text:name="docs-internal-guid-f8276666-164d-9c44-c10c-0d4f12381a4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2"><draw:frame draw:style-name="fr1" draw:name="Image1" text:anchor-type="as-char" svg:width="4.489cm" svg:height="4.861cm" draw:z-index="0"><draw:image xlink:href="Pictures/100002010000012E0000014732DABADF16730425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2" draw:name="Image2" text:anchor-type="as-char" svg:width="5.106cm" svg:height="3.519cm" draw:z-index="1"><draw:image xlink:href="Pictures/100002010000027A000001B4B11BE29526D339A2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2" draw:name="Image3" text:anchor-type="as-char" svg:width="5.106cm" svg:height="3.069cm" draw:z-index="2"><draw:image xlink:href="Pictures/10000201000002800000017F57068CF0EB7EC1A9.png" xlink:type="simple" xlink:show="embed" xlink:actuate="onLoad"/></draw:frame></text:span></text:p>
          </table:table-cell>
        </table:table-row>
        <table:table-row>
          <table:table-cell table:style-name="Table1.A1" office:value-type="string">
            <text:p text:style-name="P1"><text:span text:style-name="T2"><draw:frame draw:style-name="fr2" draw:name="Image4" text:anchor-type="as-char" svg:width="5.133cm" svg:height="3.228cm" draw:z-index="3"><draw:image xlink:href="Pictures/1000020100000190000000AFAD2FB285392EB270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2" draw:name="Image5" text:anchor-type="as-char" svg:width="5.106cm" svg:height="3.836cm" draw:z-index="4"><draw:image xlink:href="Pictures/100002010000044C00000339C0A362BC326C58B4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1" draw:name="Image6" text:anchor-type="as-char" svg:width="4.493cm" svg:height="4.284cm" draw:z-index="5"><draw:image xlink:href="Pictures/10000201000001C2000001AC571E36BA9F4EB423.png" xlink:type="simple" xlink:show="embed" xlink:actuate="onLoad"/></draw:frame></text:span></text:p>
          </table:table-cell>
        </table:table-row>
        <table:table-row>
          <table:table-cell table:style-name="Table1.A1" office:value-type="string">
            <text:p text:style-name="P1"><text:span text:style-name="T2"><draw:frame draw:style-name="fr2" draw:name="Image7" text:anchor-type="as-char" svg:width="5.106cm" svg:height="3.889cm" draw:z-index="6"><draw:image xlink:href="Pictures/100002010000019000000131F48A72D809630CBF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3" draw:name="Image8" text:anchor-type="as-char" svg:width="3.508cm" svg:height="4.288cm" draw:z-index="7"><draw:image xlink:href="Pictures/10000201000000EC0000014D72F19560D89A4E75.png" xlink:type="simple" xlink:show="embed" xlink:actuate="onLoad"/></draw:frame></text:span></text:p>
          </table:table-cell>
          <table:table-cell table:style-name="Table1.A1" office:value-type="string">
            <text:p text:style-name="P1"><text:span text:style-name="T2"><draw:frame draw:style-name="fr1" draw:name="Image9" text:anchor-type="as-char" svg:width="4.75cm" svg:height="4.505cm" draw:z-index="8"><draw:image xlink:href="Pictures/100002010000017C00000226D0F2F49DD017A9B3.png" xlink:type="simple" xlink:show="embed" xlink:actuate="onLoad"/></draw:frame></text:span></text:p>
          </table:table-cell>
        </table:table-row>
        <table:table-row>
          <table:table-cell table:style-name="Table1.A1" office:value-type="string">
            <text:p text:style-name="P1"><text:span text:style-name="T2"><draw:frame draw:style-name="fr2" draw:name="Image10" text:anchor-type="as-char" svg:width="5.106cm" svg:height="5.08cm" draw:z-index="9"><draw:image xlink:href="Pictures/100002010000025A0000032028E5671284CE85E9.png" xlink:type="simple" xlink:show="embed" xlink:actuate="onLoad"/></draw:frame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9T09:00:58.352384538</dc:date>
    <dc:creator>Paul Agapow</dc:creator>
    <meta:editing-duration>PT1H17M44S</meta:editing-duration>
    <meta:editing-cycles>11</meta:editing-cycles>
    <meta:generator>LibreOffice/5.1.4.2$Linux_X86_64 LibreOffice_project/10m0$Build-2</meta:generator>
    <meta:printed-by>Paul Agapow</meta:printed-by>
    <meta:print-date>2016-12-19T08:27:43.422214677</meta:print-date>
    <meta:document-statistic meta:table-count="1" meta:image-count="10" meta:object-count="0" meta:page-count="1" meta:paragraph-count="12" meta:word-count="7" meta:character-count="38" meta:non-whitespace-character-count="33"/>
  </office:meta>
</office:document-meta>
</file>